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text-position="0% 100%"/>
    </style:style>
    <style:style style:name="P2" style:family="paragraph" style:parent-style-name="Text_20_body">
      <style:paragraph-properties fo:text-align="justify" style:justify-single-word="false"/>
      <style:text-properties style:text-position="0% 100%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eading_20_2">
      <style:paragraph-properties fo:margin-top="0cm" fo:margin-bottom="0.203cm"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Käyttöohje</text:h>
      <text:h text:style-name="P4" text:outline-level="2">Lasse Lybeck, 013748498</text:h>
      <text:h text:style-name="P4" text:outline-level="2">Aineopintojen harjoitustyö: Tietorakenteet ja algoritmit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sse </meta:initial-creator>
    <meta:creation-date>2013-01-14T19:26:03</meta:creation-date>
    <dc:date>2013-03-02T15:46:12.54</dc:date>
    <dc:creator>Lasse Lybeck</dc:creator>
    <meta:editing-duration>PT01H11M59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1" meta:paragraph-count="3" meta:word-count="9" meta:character-count="89"/>
  </office:meta>
</office:document-meta>
</file>